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5-09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5-07-0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5-04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5-01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4-12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4-07-1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4-06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4-02-0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3-07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3-05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3-02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2-10-0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2-07-1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2-04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2-03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2-02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10-28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7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1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3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20-01-09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9-11-0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9-09-1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9-06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9-02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8-10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8-07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8-06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8-02-2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7-09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7-04-0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3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2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2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08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04-02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3-03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2-09-1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2-03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2-02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1-12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1-09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1-03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0-08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10-04-0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9-09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2-09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0-09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7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2</text:p>
          </table:table-cell>
          <table:table-cell office:value-type="string" calcext:value-type="string">
            <text:p>Cu-771</text:p>
          </table:table-cell>
          <table:table-cell office:value-type="string" calcext:value-type="string">
            <text:p>196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82" meta:object-count="0"/>
    <meta:user-defined meta:name="AppVersion">3.0</meta:user-defined>
  </office:meta>
</office:document-meta>
</file>